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'Helvetica Arial', sans-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41c39"/>
    </style:style>
    <style:style style:name="P2" style:family="paragraph" style:parent-style-name="Standard">
      <style:text-properties fo:font-size="15pt" officeooo:rsid="00141c39" officeooo:paragraph-rsid="00141c39" style:font-size-asian="15pt" style:font-size-complex="15pt"/>
    </style:style>
    <style:style style:name="P3" style:family="paragraph" style:parent-style-name="Standard">
      <style:text-properties fo:font-size="15pt" officeooo:rsid="00141c39" officeooo:paragraph-rsid="0016176f" style:font-size-asian="15pt" style:font-size-complex="15pt"/>
    </style:style>
    <style:style style:name="P4" style:family="paragraph" style:parent-style-name="Standard">
      <style:text-properties fo:font-size="15pt" officeooo:rsid="00141c39" officeooo:paragraph-rsid="00175338" style:font-size-asian="15pt" style:font-size-complex="15pt"/>
    </style:style>
    <style:style style:name="P5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41c39" officeooo:paragraph-rsid="0016176f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font-style="normal" style:text-underline-style="none" fo:font-weight="normal" officeooo:rsid="00141c39" officeooo:paragraph-rsid="0016176f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>
      <style:text-properties fo:font-size="15pt" officeooo:rsid="00141c39" officeooo:paragraph-rsid="0016176f" style:font-size-asian="15pt" style:font-size-complex="15pt"/>
    </style:style>
    <style:style style:name="P8" style:family="paragraph" style:parent-style-name="Standard">
      <style:text-properties fo:font-size="15pt" officeooo:rsid="001aaa85" officeooo:paragraph-rsid="001aaa85" style:font-size-asian="15pt" style:font-size-complex="15pt"/>
    </style:style>
    <style:style style:name="P9" style:family="paragraph" style:parent-style-name="Standard">
      <style:text-properties fo:font-size="15pt" fo:font-style="italic" fo:font-weight="normal" officeooo:rsid="00141c39" officeooo:paragraph-rsid="0016176f" style:font-size-asian="15pt" style:font-style-asian="italic" style:font-weight-asian="normal" style:font-size-complex="15pt" style:font-style-complex="italic" style:font-weight-complex="normal"/>
    </style:style>
    <style:style style:name="P10" style:family="paragraph" style:parent-style-name="Standard">
      <style:text-properties fo:font-size="15pt" fo:font-style="italic" style:text-underline-style="none" fo:font-weight="normal" officeooo:rsid="001bc4d0" officeooo:paragraph-rsid="001bc4d0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text-properties fo:font-size="15pt" fo:font-style="italic" style:text-underline-style="none" fo:font-weight="normal" officeooo:rsid="001bef89" officeooo:paragraph-rsid="001bef89" style:font-size-asian="15pt" style:font-style-asian="italic" style:font-weight-asian="normal" style:font-size-complex="15pt" style:font-style-complex="italic" style:font-weight-complex="normal"/>
    </style:style>
    <style:style style:name="P12" style:family="paragraph" style:parent-style-name="Standard">
      <style:text-properties fo:font-size="15pt" fo:font-style="normal" fo:font-weight="normal" officeooo:rsid="00141c39" officeooo:paragraph-rsid="0016176f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>
      <style:text-properties fo:font-size="15pt" fo:font-style="normal" fo:font-weight="normal" officeooo:rsid="001aaa85" officeooo:paragraph-rsid="001aaa85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text-properties fo:font-size="15pt" fo:font-style="normal" style:text-underline-style="none" fo:font-weight="normal" officeooo:rsid="00141c39" officeooo:paragraph-rsid="001aaa85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>
      <style:text-properties fo:font-size="15pt" fo:font-style="normal" style:text-underline-style="solid" style:text-underline-width="auto" style:text-underline-color="font-color" fo:font-weight="bold" officeooo:rsid="00141c39" officeooo:paragraph-rsid="001aaa85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1aaa85" officeooo:paragraph-rsid="001aaa85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1bc4d0" officeooo:paragraph-rsid="001bc4d0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style:text-underline-style="none" fo:font-weight="bold" officeooo:rsid="001bc4d0" officeooo:paragraph-rsid="001bc4d0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style:text-underline-style="none" fo:font-weight="normal" officeooo:rsid="001bc4d0" officeooo:paragraph-rsid="001bc4d0" style:font-size-asian="15pt" style:font-weight-asian="normal" style:font-size-complex="15pt" style:font-weight-complex="normal"/>
    </style:style>
    <style:style style:name="P20" style:family="paragraph" style:parent-style-name="Standard">
      <style:text-properties style:text-position="super 58%" style:font-name="Liberation Serif" fo:font-size="15pt" fo:font-style="normal" style:text-underline-style="none" fo:font-weight="normal" officeooo:rsid="001aaa85" officeooo:paragraph-rsid="0016176f" style:font-name-asian="Noto Serif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P21" style:family="paragraph" style:parent-style-name="Standard">
      <style:text-properties style:text-position="super 58%" style:font-name="Liberation Serif" fo:font-size="15pt" fo:font-style="normal" style:text-underline-style="none" fo:font-weight="normal" officeooo:rsid="001aaa85" officeooo:paragraph-rsid="001aaa85" style:font-name-asian="Noto Serif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P22" style:family="paragraph" style:parent-style-name="Standard">
      <style:text-properties style:text-position="0% 100%" style:font-name="Liberation Serif" fo:font-size="15pt" fo:font-style="normal" style:text-underline-style="none" fo:font-weight="normal" officeooo:rsid="001aaa85" officeooo:paragraph-rsid="001aaa85" style:font-name-asian="Noto Serif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P23" style:family="paragraph" style:parent-style-name="Standard">
      <style:text-properties style:text-position="0% 100%" style:font-name="Liberation Serif" fo:font-size="15pt" fo:font-style="normal" style:text-underline-style="none" fo:font-weight="normal" officeooo:rsid="001aaa85" officeooo:paragraph-rsid="001aaa85" fo:background-color="#999999" style:font-name-asian="Noto Serif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P24" style:family="paragraph" style:parent-style-name="Standard">
      <style:text-properties style:text-position="0% 100%" style:font-name="Liberation Serif" fo:font-size="15pt" fo:font-style="normal" style:text-underline-style="solid" style:text-underline-width="auto" style:text-underline-color="font-color" fo:font-weight="bold" officeooo:rsid="001aaa85" officeooo:paragraph-rsid="001aaa85" style:font-name-asian="Noto Serif CJK SC" style:font-size-asian="15pt" style:font-style-asian="normal" style:font-weight-asian="bold" style:font-name-complex="Lohit Devanagari" style:font-size-complex="15pt" style:font-style-complex="normal" style:font-weight-complex="bold"/>
    </style:style>
    <style:style style:name="P25" style:family="paragraph" style:parent-style-name="Standard">
      <style:text-properties style:text-position="0% 100%" fo:font-size="15pt" fo:font-style="normal" style:text-underline-style="none" fo:font-weight="normal" officeooo:rsid="00141c39" officeooo:paragraph-rsid="0016176f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style:text-position="0% 100%" fo:font-size="15pt" fo:font-style="normal" style:text-underline-style="none" fo:font-weight="normal" officeooo:rsid="00141c39" officeooo:paragraph-rsid="001aaa85" style:font-size-asian="15pt" style:font-style-asian="normal" style:font-weight-asian="normal" style:font-size-complex="15pt" style:font-style-complex="normal" style:font-weight-complex="normal"/>
    </style:style>
    <style:style style:name="P27" style:family="paragraph" style:parent-style-name="Standard">
      <style:text-properties officeooo:paragraph-rsid="001aaa85"/>
    </style:style>
    <style:style style:name="P28" style:family="paragraph" style:parent-style-name="Table_20_Contents">
      <style:text-properties fo:font-size="15pt" style:font-size-asian="15pt" style:font-size-complex="15pt"/>
    </style:style>
    <style:style style:name="P29" style:family="paragraph" style:parent-style-name="Table_20_Contents">
      <style:text-properties fo:font-size="15pt" officeooo:rsid="001bc4d0" officeooo:paragraph-rsid="001bc4d0" style:font-size-asian="15pt" style:font-size-complex="15pt"/>
    </style:style>
    <style:style style:name="T1" style:family="text">
      <style:text-properties fo:font-size="24pt" officeooo:rsid="00141c39" style:font-size-asian="21pt" style:font-size-complex="24pt"/>
    </style:style>
    <style:style style:name="T2" style:family="text">
      <style:text-properties fo:font-size="24pt" officeooo:rsid="001d7da6" style:font-size-asian="21pt" style:font-size-complex="24pt"/>
    </style:style>
    <style:style style:name="T3" style:family="text">
      <style:text-properties fo:font-size="24pt" fo:font-weight="bold" officeooo:rsid="00141c39" style:font-size-asian="21pt" style:font-weight-asian="bold" style:font-size-complex="24pt" style:font-weight-complex="bold"/>
    </style:style>
    <style:style style:name="T4" style:family="text">
      <style:text-properties fo:font-size="24pt" fo:font-weight="bold" officeooo:rsid="001d7da6" style:font-size-asian="21pt" style:font-weight-asian="bold" style:font-size-complex="24pt" style:font-weight-complex="bold"/>
    </style:style>
    <style:style style:name="T5" style:family="text">
      <style:text-properties fo:font-size="15pt" fo:font-style="normal" style:text-underline-style="solid" style:text-underline-width="auto" style:text-underline-color="font-color" fo:font-weight="bold" officeooo:rsid="001aaa85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15pt" fo:font-style="normal" style:text-underline-style="solid" style:text-underline-width="auto" style:text-underline-color="font-color" fo:font-weight="bold" officeooo:rsid="00141c39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Liberation Serif1" style:font-name-asian="Liberation Serif1" style:font-name-complex="Liberation Serif1"/>
    </style:style>
    <style:style style:name="T11" style:family="text">
      <style:text-properties style:font-name="Liberation Serif" style:font-name-asian="Noto Serif CJK SC" style:font-name-complex="Lohit Devanagari"/>
    </style:style>
    <style:style style:name="T12" style:family="text">
      <style:text-properties style:text-position="super 58%" style:font-name="Liberation Serif" style:font-name-asian="Noto Serif CJK SC" style:font-name-complex="Lohit Devanagari"/>
    </style:style>
    <style:style style:name="T13" style:family="text">
      <style:text-properties officeooo:rsid="001aaa85"/>
    </style:style>
    <style:style style:name="T14" style:family="text">
      <style:text-properties style:text-position="0% 100%" style:font-name="Liberation Serif" fo:font-size="15pt" fo:font-style="normal" style:text-underline-style="solid" style:text-underline-width="auto" style:text-underline-color="font-color" fo:font-weight="bold" officeooo:rsid="001aaa85" style:font-name-asian="Noto Serif CJK SC" style:font-size-asian="15pt" style:font-style-asian="normal" style:font-weight-asian="bold" style:font-name-complex="Lohit Devanagari" style:font-size-complex="15pt" style:font-style-complex="normal" style:font-weight-complex="bold"/>
    </style:style>
    <style:style style:name="T15" style:family="text">
      <style:text-properties style:text-position="0% 100%" style:font-name="Liberation Serif" fo:font-size="15pt" fo:font-style="normal" style:text-underline-style="none" fo:font-weight="normal" officeooo:rsid="001aaa85" style:font-name-asian="Noto Serif CJK SC" style:font-size-asian="15pt" style:font-style-asian="normal" style:font-weight-asian="normal" style:font-name-complex="Lohit Devanagari" style:font-size-complex="15pt" style:font-style-complex="normal" style:font-weight-complex="normal"/>
    </style:style>
    <style:style style:name="T16" style:family="text">
      <style:text-properties style:text-position="0% 100%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1bc4d0"/>
    </style:style>
    <style:style style:name="T18" style:family="text">
      <style:text-properties officeooo:rsid="001f2f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/text:span><text:span text:style-name="T2">R </text:span><text:span text:style-name="T4">Shyam Sundar</text:span></text:p>
      <text:p text:style-name="P15"/>
      <text:p text:style-name="P15"><text:span text:style-name="T13">Problem Statement</text:span>:</text:p>
      <text:p text:style-name="P4">Tom is crazy about TASTY DESSERTS and loves to eat them.</text:p>
      <text:p text:style-name="P2"/>
      <text:p text:style-name="P2">One day Tom encountered 3 different types of desserts in an restaurant namely A,B,C.</text:p>
      <text:p text:style-name="P2"/>
      <text:p text:style-name="P3"><text:s/>A is an UNTASTY DESSERT which contains ingredient X.</text:p>
      <text:p text:style-name="P4"><text:s/>B is an TASTY DESSERT which also contains ingredient X.</text:p>
      <text:p text:style-name="P3"><text:s/>C is an TASTY DESSERT which contains ingredient Y.</text:p>
      <text:p text:style-name="P2"/>
      <text:p text:style-name="P2">Eating a dessert with ingredient Y makes Tom dizzy. If he eats another dessert with ingredient Y while he is <text:span text:style-name="T8">dizzy</text:span>, he falls asleep.</text:p>
      <text:p text:style-name="P2"/>
      <text:p text:style-name="P2">However eating a dessert with ingredient X relinqueses Tom from <text:span text:style-name="T8">dizzyness</text:span>.</text:p>
      <text:p text:style-name="P2"/>
      <text:p text:style-name="P3">What is maximum number of <text:span text:style-name="T7">TASTY DESSERTS</text:span> that Tom can eat <text:span text:style-name="T9">without falling asleep</text:span>?</text:p>
      <text:p text:style-name="P9"/>
      <text:p text:style-name="P9"/>
      <text:p text:style-name="P27"><text:span text:style-name="T5">Note</text:span><text:span text:style-name="T6">:</text:span></text:p>
      <text:p text:style-name="P14">1 <text:span text:style-name="T10">≤</text:span><text:span text:style-name="T11"> T </text:span><text:span text:style-name="T10">≤</text:span><text:span text:style-name="T11"> 10</text:span><text:span text:style-name="T12">8</text:span></text:p>
      <text:p text:style-name="P26"><text:span text:style-name="T11">1 </text:span><text:span text:style-name="T10">≤</text:span><text:span text:style-name="T11"> A,B,C </text:span><text:span text:style-name="T10">≤</text:span><text:span text:style-name="T11"> 10</text:span><text:span text:style-name="T12">18</text:span></text:p>
      <text:p text:style-name="P9"/>
      <text:p text:style-name="P5">I<text:span text:style-name="T13">nput Specification</text:span>:</text:p>
      <text:p text:style-name="P12">The first line of each test case contains T – the number of test cases.</text:p>
      <text:p text:style-name="P12">Each test case contains 3 values P,Q,R – The number of desserts of type A,B,C respectively.</text:p>
      <text:p text:style-name="P12"/>
      <text:p text:style-name="P5">O<text:span text:style-name="T13">utput Specification</text:span>:</text:p>
      <text:p text:style-name="P6">Print a single integer K – the maximum number of tasty cookies that Tom will be able to eat.</text:p>
      <text:p text:style-name="P6"/>
      <text:p text:style-name="P25"><text:span text:style-name="T12"/></text:p>
      <text:p text:style-name="P20"/>
      <text:p text:style-name="P21"><text:span text:style-name="T16">Example 1:</text:span></text:p>
      <text:p text:style-name="P20"/>
      <text:p text:style-name="P27"><text:span text:style-name="T14">INPUT:</text:span></text:p>
      <text:p text:style-name="P23">1<text:tab/><text:tab/><text:tab/><text:tab/><text:tab/><text:tab/><text:tab/><text:tab/><text:tab/><text:tab/><text:tab/><text:tab/><text:tab/><text:tab/></text:p>
      <text:p text:style-name="P23">1 1 4 <text:tab/><text:tab/><text:tab/><text:tab/><text:tab/><text:tab/><text:tab/><text:tab/><text:tab/><text:tab/><text:tab/><text:tab/><text:tab/><text:tab/></text:p>
      <text:p text:style-name="P22"><text:soft-page-break/></text:p>
      <text:p text:style-name="P22"/>
      <text:p text:style-name="P27"><text:span text:style-name="T14">OUTPUT:</text:span></text:p>
      <text:p text:style-name="P23">4<text:tab/><text:tab/><text:tab/><text:tab/><text:tab/><text:tab/><text:tab/><text:tab/><text:tab/><text:tab/><text:tab/><text:tab/><text:tab/><text:tab/></text:p>
      <text:p text:style-name="P23"/>
      <text:p text:style-name="P24">Explanation:</text:p>
      <text:p text:style-name="P22">In the first case, there are 1 A-type Dessert, 1 B-type Dessert, 4 C-type Dessert. Tom eats the Desserts in the following order:</text:p>
      <text:p text:style-name="P22"/>
      <text:p text:style-name="P22">C (He becomes dizzy)</text:p>
      <text:p text:style-name="P22">A (He is relinquished from dizziness)</text:p>
      <text:p text:style-name="P22">C (He becomes dizzy)</text:p>
      <text:p text:style-name="P22">B (He is relinquished from dizziness)</text:p>
      <text:p text:style-name="P22">C (He becomes dizzy) Tom stops eating here. Total tasty desserts eaten by him = C + C + B + C = 4.</text:p>
      <text:p text:style-name="P22"/>
      <text:p text:style-name="P13">Ans = 4</text:p>
      <text:p text:style-name="P12"/>
      <text:p text:style-name="P21"><text:span text:style-name="T16">Example 2:</text:span></text:p>
      <text:p text:style-name="P21"/>
      <text:p text:style-name="P27"><text:span text:style-name="T14">INPUT:</text:span></text:p>
      <text:p text:style-name="P23">1 <text:s/><text:tab/> <text:tab/><text:tab/><text:tab/><text:tab/><text:tab/><text:tab/><text:tab/><text:tab/><text:tab/><text:tab/><text:tab/><text:tab/><text:tab/></text:p>
      <text:p text:style-name="P23">2 3 3<text:tab/><text:tab/><text:tab/><text:tab/><text:tab/><text:tab/><text:tab/><text:tab/><text:tab/><text:tab/><text:tab/><text:tab/><text:tab/><text:tab/></text:p>
      <text:p text:style-name="P22"/>
      <text:p text:style-name="P22"/>
      <text:p text:style-name="P27"><text:span text:style-name="T14">OUTPUT:</text:span></text:p>
      <text:p text:style-name="P23">6<text:tab/><text:tab/><text:tab/><text:tab/><text:tab/><text:tab/><text:tab/><text:tab/><text:tab/><text:tab/><text:tab/><text:tab/><text:tab/><text:tab/></text:p>
      <text:p text:style-name="P23"/>
      <text:p text:style-name="P24">Explanation:</text:p>
      <text:p text:style-name="P27"><text:span text:style-name="T15">In this case, Tom has 2 A-type, 1 B-type, 3 C-type desserts.</text:span></text:p>
      <text:p text:style-name="P22"/>
      <text:p text:style-name="P22">Tom eats the desserts in the following order: C,A,C,A,C,B,B,B.</text:p>
      <text:p text:style-name="P22"/>
      <text:p text:style-name="P22">Number of tasty Desserts = 6.</text:p>
      <text:p text:style-name="P12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><text:soft-page-break/>TEST CASE:</text:p>
      <text:p text:style-name="P17"/>
      <text:p text:style-name="P18">Default Case:</text:p>
      <table:table table:name="Table1" table:style-name="Table1">
        <table:table-column table:style-name="Table1.A" table:number-columns-repeated="3"/>
        <table:table-row table:style-name="TableLine94679112206176">
          <table:table-cell table:style-name="Table1.A1" office:value-type="string">
            <text:p text:style-name="P29">Test case 1</text:p>
          </table:table-cell>
          <table:table-cell table:style-name="Table1.A1" office:value-type="string">
            <text:p text:style-name="P29">1</text:p>
            <text:p text:style-name="P29">1 4 4</text:p>
          </table:table-cell>
          <table:table-cell table:style-name="Table1.A1" office:value-type="string">
            <text:p text:style-name="P29">4</text:p>
          </table:table-cell>
        </table:table-row>
        <table:table-row table:style-name="TableLine94679112206176">
          <table:table-cell table:style-name="Table1.A1" office:value-type="string">
            <text:p text:style-name="P29">Test case 2</text:p>
          </table:table-cell>
          <table:table-cell table:style-name="Table1.A1" office:value-type="string">
            <text:p text:style-name="P29">1</text:p>
            <text:p text:style-name="P29">2 3 3</text:p>
          </table:table-cell>
          <table:table-cell table:style-name="Table1.A1" office:value-type="string">
            <text:p text:style-name="P29">6</text:p>
          </table:table-cell>
        </table:table-row>
      </table:table>
      <text:p text:style-name="P19"/>
      <text:p text:style-name="P18">Basic case:</text:p>
      <table:table table:name="Table2" table:style-name="Table2">
        <table:table-column table:style-name="Table2.A" table:number-columns-repeated="3"/>
        <table:table-row table:style-name="TableLine94679214911184">
          <table:table-cell table:style-name="Table2.A1" office:value-type="string">
            <text:p text:style-name="P29">Test case 1</text:p>
          </table:table-cell>
          <table:table-cell table:style-name="Table2.A1" office:value-type="string">
            <text:p text:style-name="P29">1</text:p>
            <text:p text:style-name="P29">2 3 4</text:p>
          </table:table-cell>
          <table:table-cell table:style-name="Table2.A1" office:value-type="string">
            <text:p text:style-name="P29">7</text:p>
          </table:table-cell>
        </table:table-row>
        <table:table-row table:style-name="TableLine94679214911184">
          <table:table-cell table:style-name="Table2.A1" office:value-type="string">
            <text:p text:style-name="P29">Test case 2</text:p>
          </table:table-cell>
          <table:table-cell table:style-name="Table2.A1" office:value-type="string">
            <text:p text:style-name="P29">1</text:p>
            <text:p text:style-name="P29">3 3 2</text:p>
          </table:table-cell>
          <table:table-cell table:style-name="Table2.A1" office:value-type="string">
            <text:p text:style-name="P29">5</text:p>
          </table:table-cell>
        </table:table-row>
        <table:table-row table:style-name="TableLine94679214911184">
          <table:table-cell table:style-name="Table2.A1" office:value-type="string">
            <text:p text:style-name="P29">Test case 3</text:p>
          </table:table-cell>
          <table:table-cell table:style-name="Table2.A1" office:value-type="string">
            <text:p text:style-name="P29">1</text:p>
            <text:p text:style-name="P29">2 1 2</text:p>
          </table:table-cell>
          <table:table-cell table:style-name="Table2.A1" office:value-type="string">
            <text:p text:style-name="P29">3</text:p>
          </table:table-cell>
        </table:table-row>
      </table:table>
      <text:p text:style-name="P17"/>
      <text:p text:style-name="P18">Necessary case:</text:p>
      <table:table table:name="Table3" table:style-name="Table3">
        <table:table-column table:style-name="Table3.A" table:number-columns-repeated="3"/>
        <table:table-row table:style-name="TableLine94679214035904">
          <table:table-cell table:style-name="Table3.A1" office:value-type="string">
            <text:p text:style-name="P29">Test case 1</text:p>
          </table:table-cell>
          <table:table-cell table:style-name="Table3.A1" office:value-type="string">
            <text:p text:style-name="P29">1</text:p>
            <text:p text:style-name="P29">121 122 123</text:p>
          </table:table-cell>
          <table:table-cell table:style-name="Table3.C1" office:value-type="string">
            <text:p text:style-name="P29">245</text:p>
          </table:table-cell>
        </table:table-row>
        <table:table-row table:style-name="TableLine94679214035904">
          <table:table-cell table:style-name="Table3.A2" office:value-type="string">
            <text:p text:style-name="P29">Test case 2</text:p>
          </table:table-cell>
          <table:table-cell table:style-name="Table3.A2" office:value-type="string">
            <text:p text:style-name="P29">1</text:p>
            <text:p text:style-name="P29">5033 1223 2132</text:p>
          </table:table-cell>
          <table:table-cell table:style-name="Table3.C2" office:value-type="string">
            <text:p text:style-name="P29">3355</text:p>
          </table:table-cell>
        </table:table-row>
      </table:table>
      <text:p text:style-name="P18"/>
      <text:p text:style-name="P18">Corner case:</text:p>
      <table:table table:name="Table4" table:style-name="Table4">
        <table:table-column table:style-name="Table4.A" table:number-columns-repeated="3"/>
        <table:table-row table:style-name="TableLine94679214193424">
          <table:table-cell table:style-name="Table4.A1" office:value-type="string">
            <text:p text:style-name="P29">Test case 1</text:p>
          </table:table-cell>
          <table:table-cell table:style-name="Table4.A1" office:value-type="string">
            <text:p text:style-name="P29">1</text:p>
            <text:p text:style-name="P29">10000000000000 15000000000000</text:p>
            <text:p text:style-name="P29">17000000000000</text:p>
          </table:table-cell>
          <table:table-cell table:style-name="Table4.C1" office:value-type="string">
            <text:p text:style-name="P28">32000000000000</text:p>
          </table:table-cell>
        </table:table-row>
      </table:table>
      <text:p text:style-name="P17"/>
      <text:p text:style-name="P10">Corner case: 32-bit integer overflow happens in programming languages like Java,C/C++. <text:span text:style-name="T18">(Usage of 64-bit or higher is required for certain cases)</text:span></text:p>
      <text:p text:style-name="P10"/>
      <text:p text:style-name="P11">No time limit case is available for this problem, since the <text:span text:style-name="T18">length of </text:span>input of constant length.</text:p>
      <text:p text:style-name="P16"/>
      <text:p text:style-name="P16"/>
      <text:p text:style-name="P16">Solution <text:span text:style-name="T17">(Python3)</text:span>:</text:p>
      <text:p text:style-name="P16"/>
      <text:p text:style-name="P16">#Solution</text:p>
      <text:p text:style-name="P16">def solve():</text:p>
      <text:p text:style-name="P16"><text:tab/>a,b,c = map(int,input().split())</text:p>
      <text:p text:style-name="P16"/>
      <text:p text:style-name="P16"><text:soft-page-break/><text:tab/>ans = int(0)</text:p>
      <text:p text:style-name="P16"/>
      <text:p text:style-name="P16"><text:tab/>if(c &gt; a):</text:p>
      <text:p text:style-name="P16"><text:tab/><text:tab/>ans = int(0);</text:p>
      <text:p text:style-name="P16"><text:tab/><text:tab/>ans += a;</text:p>
      <text:p text:style-name="P16"><text:tab/><text:tab/>c -= a;</text:p>
      <text:p text:style-name="P16"><text:tab/><text:tab/>if(c &gt; b):</text:p>
      <text:p text:style-name="P16"><text:tab/><text:tab/><text:tab/>print(int(ans + (2*b) + 1))</text:p>
      <text:p text:style-name="P16"><text:tab/><text:tab/><text:tab/>return</text:p>
      <text:p text:style-name="P16"><text:tab/><text:tab/>elif(c == b):</text:p>
      <text:p text:style-name="P16"><text:tab/><text:tab/><text:tab/>print(int(ans + (2*b)))</text:p>
      <text:p text:style-name="P16"><text:tab/><text:tab/><text:tab/>return;</text:p>
      <text:p text:style-name="P16"><text:tab/><text:tab/>else:</text:p>
      <text:p text:style-name="P16"><text:tab/><text:tab/><text:tab/>print(int(ans + (2*c) + (b-c)))</text:p>
      <text:p text:style-name="P16"><text:tab/><text:tab/><text:tab/>return;</text:p>
      <text:p text:style-name="P16"><text:tab/>elif(c == a):</text:p>
      <text:p text:style-name="P16"><text:tab/><text:tab/>print(int(c+b))</text:p>
      <text:p text:style-name="P16"><text:tab/><text:tab/>return</text:p>
      <text:p text:style-name="P16"><text:tab/>else: </text:p>
      <text:p text:style-name="P16"><text:tab/><text:tab/>print(int(c+b))</text:p>
      <text:p text:style-name="P16"><text:tab/><text:tab/>return</text:p>
      <text:p text:style-name="P16"/>
      <text:p text:style-name="P16">#Main function</text:p>
      <text:p text:style-name="P16">t = int(input())</text:p>
      <text:p text:style-name="P16">for i in range(0,t):</text:p>
      <text:p text:style-name="P16"><text:tab/>solve()</text:p>
      <text:p text:style-name="P8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'Helvetica Arial', sans-serif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8:14:33.668347554</meta:creation-date>
    <dc:date>2022-12-22T20:00:11.450597068</dc:date>
    <meta:editing-duration>PT8M41S</meta:editing-duration>
    <meta:editing-cycles>5</meta:editing-cycles>
    <meta:generator>LibreOffice/6.4.7.2$Linux_X86_64 LibreOffice_project/40$Build-2</meta:generator>
    <meta:document-statistic meta:table-count="4" meta:image-count="0" meta:object-count="0" meta:page-count="4" meta:paragraph-count="110" meta:word-count="462" meta:character-count="2548" meta:non-whitespace-character-count="2054"/>
  </office:meta>
</office:document-meta>
</file>